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 style:data-style-name="N1013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1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8年 4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/>April - 2009</text:p>
          </table:table-cell>
          <table:covered-table-cell table:style-name="ce52"/>
          <table:covered-table-cell table:number-columns-repeated="6" table:style-name="ce53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6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6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8"/>
          <table:table-cell table:style-name="ce62" office:value-type="string" calcext:value-type="string" table:number-columns-spanned="2" table:number-rows-spanned="2">
            <text:p>拆除後重建移送法辦數</text:p>
          </table:table-cell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7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9"/>
          <table:covered-table-cell table:style-name="ce63"/>
          <table:covered-table-cell table:style-name="ce67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5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60" office:value-type="string" calcext:value-type="string" table:number-columns-spanned="1" table:number-rows-spanned="2">
            <text:p>本月</text:p>
            <text:p>拆除數</text:p>
          </table:table-cell>
          <table:table-cell table:style-name="ce64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8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1"/>
          <table:covered-table-cell table:style-name="ce65"/>
          <table:covered-table-cell table:style-name="ce69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488313" calcext:value-type="float">
            <text:p><text:s/>488,313 </text:p>
          </table:table-cell>
          <table:table-cell table:style-name="ce30" office:value-type="float" office:value="4569" calcext:value-type="float">
            <text:p><text:s/>4,569 </text:p>
          </table:table-cell>
          <table:table-cell table:style-name="ce30" office:value-type="float" office:value="25871" calcext:value-type="float">
            <text:p><text:s/>25,87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454021" calcext:value-type="float">
            <text:p><text:s/>454,021 </text:p>
          </table:table-cell>
          <table:table-cell table:style-name="ce30" office:value-type="float" office:value="35" calcext:value-type="float">
            <text:p><text:s/>35 </text:p>
          </table:table-cell>
          <table:table-cell table:style-name="ce30" office:value-type="float" office:value="3209" calcext:value-type="float">
            <text:p><text:s/>3,209 </text:p>
          </table:table-cell>
          <table:table-cell table:style-name="ce30" office:value-type="float" office:value="5551" calcext:value-type="float">
            <text:p><text:s/>5,551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630" calcext:value-type="float">
            <text:p><text:s/>630 </text:p>
          </table:table-cell>
          <table:table-cell table:style-name="ce30" office:value-type="float" office:value="3595" calcext:value-type="float">
            <text:p><text:s/>3,595 </text:p>
          </table:table-cell>
          <table:table-cell table:style-name="ce30" office:value-type="float" office:value="2870" calcext:value-type="float">
            <text:p><text:s/>2,870 </text:p>
          </table:table-cell>
          <table:table-cell table:style-name="ce30" office:value-type="float" office:value="725" calcext:value-type="float">
            <text:p><text:s/>725 </text:p>
          </table:table-cell>
          <table:table-cell table:style-name="ce30" office:value-type="float" office:value="55" calcext:value-type="float">
            <text:p><text:s/>55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16830" calcext:value-type="float">
            <text:p><text:s/>316,830 </text:p>
          </table:table-cell>
          <table:table-cell table:style-name="ce30" office:value-type="float" office:value="3795" calcext:value-type="float">
            <text:p><text:s/>3,795 </text:p>
          </table:table-cell>
          <table:table-cell table:style-name="ce30" office:value-type="float" office:value="18872" calcext:value-type="float">
            <text:p><text:s/>18,87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291674" calcext:value-type="float">
            <text:p><text:s/>291,674 </text:p>
          </table:table-cell>
          <table:table-cell table:style-name="ce30" office:value-type="float" office:value="35" calcext:value-type="float">
            <text:p><text:s/>35 </text:p>
          </table:table-cell>
          <table:table-cell table:style-name="ce30" office:value-type="float" office:value="3101" calcext:value-type="float">
            <text:p><text:s/>3,101 </text:p>
          </table:table-cell>
          <table:table-cell table:style-name="ce30" office:value-type="float" office:value="4161" calcext:value-type="float">
            <text:p><text:s/>4,161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332" calcext:value-type="float">
            <text:p><text:s/>332 </text:p>
          </table:table-cell>
          <table:table-cell table:style-name="ce30" office:value-type="float" office:value="2480" calcext:value-type="float">
            <text:p><text:s/>2,480 </text:p>
          </table:table-cell>
          <table:table-cell table:style-name="ce30" office:value-type="float" office:value="2123" calcext:value-type="float">
            <text:p><text:s/>2,123 </text:p>
          </table:table-cell>
          <table:table-cell table:style-name="ce30" office:value-type="float" office:value="357" calcext:value-type="float">
            <text:p><text:s/>357 </text:p>
          </table:table-cell>
          <table:table-cell table:style-name="ce30" office:value-type="float" office:value="34" calcext:value-type="float">
            <text:p><text:s/>34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48904" calcext:value-type="float">
            <text:p><text:s/>148,904 </text:p>
          </table:table-cell>
          <table:table-cell table:style-name="ce31" office:value-type="float" office:value="3317" calcext:value-type="float">
            <text:p><text:s/>3,31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5192" calcext:value-type="float">
            <text:p><text:s/>145,192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2971" calcext:value-type="float">
            <text:p><text:s/>2,971 </text:p>
          </table:table-cell>
          <table:table-cell table:style-name="ce31" office:value-type="float" office:value="2347" calcext:value-type="float">
            <text:p><text:s/>2,3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34" calcext:value-type="float">
            <text:p><text:s/>234 </text:p>
          </table:table-cell>
          <table:table-cell table:style-name="ce31" office:value-type="float" office:value="1477" calcext:value-type="float">
            <text:p><text:s/>1,477 </text:p>
          </table:table-cell>
          <table:table-cell table:style-name="ce31" office:value-type="float" office:value="1365" calcext:value-type="float">
            <text:p><text:s/>1,365 </text:p>
          </table:table-cell>
          <table:table-cell table:style-name="ce31" office:value-type="float" office:value="112" calcext:value-type="float">
            <text:p><text:s/>112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297" calcext:value-type="float">
            <text:p><text:s/>2,297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06" calcext:value-type="float">
            <text:p><text:s/>60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7060" calcext:value-type="float">
            <text:p><text:s/>27,060 </text:p>
          </table:table-cell>
          <table:table-cell table:style-name="ce31" office:value-type="float" office:value="98" calcext:value-type="float">
            <text:p><text:s/>98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523" calcext:value-type="float">
            <text:p><text:s/>25,5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577" calcext:value-type="float">
            <text:p><text:s/>57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253" calcext:value-type="float">
            <text:p><text:s/>253 </text:p>
          </table:table-cell>
          <table:table-cell table:style-name="ce31" office:value-type="float" office:value="226" calcext:value-type="float">
            <text:p><text:s/>226 </text:p>
          </table:table-cell>
          <table:table-cell table:number-columns-repeated="2" table:style-name="ce31" office:value-type="float" office:value="27" calcext:value-type="float">
            <text:p><text:s/>27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3819" calcext:value-type="float">
            <text:p><text:s/>3,819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35" calcext:value-type="float">
            <text:p><text:s/>2,6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213" calcext:value-type="float">
            <text:p><text:s/>1,21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183" calcext:value-type="float">
            <text:p><text:s/>1,18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6766" calcext:value-type="float">
            <text:p><text:s/>6,766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85" calcext:value-type="float">
            <text:p><text:s/>5,58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4887" calcext:value-type="float">
            <text:p><text:s/>4,887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29" calcext:value-type="float">
            <text:p><text:s/>4,5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95" calcext:value-type="float">
            <text:p><text:s/>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26" calcext:value-type="float">
            <text:p><text:s/>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48" calcext:value-type="float">
            <text:p><text:s/>1,6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29" calcext:value-type="float">
            <text:p><text:s/>1,5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25" calcext:value-type="float">
            <text:p><text:s/>2,025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97" calcext:value-type="float">
            <text:p><text:s/>1,69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008" calcext:value-type="float">
            <text:p><text:s/>2,008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7" calcext:value-type="float">
            <text:p><text:s/>1,58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8" calcext:value-type="float">
            <text:p><text:s/>5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562" calcext:value-type="float">
            <text:p><text:s/>562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31" calcext:value-type="float">
            <text:p><text:s/>53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2111" calcext:value-type="float">
            <text:p><text:s/>12,111 </text:p>
          </table:table-cell>
          <table:table-cell table:style-name="ce31" office:value-type="float" office:value="66" calcext:value-type="float">
            <text:p><text:s/>66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96" calcext:value-type="float">
            <text:p><text:s/>11,6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" calcext:value-type="float">
            <text:p><text:s/>17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9" calcext:value-type="float">
            <text:p><text:s/>139 </text:p>
          </table:table-cell>
          <table:table-cell table:style-name="ce31" office:value-type="float" office:value="73" calcext:value-type="float">
            <text:p><text:s/>73 </text:p>
          </table:table-cell>
          <table:table-cell table:style-name="ce31" office:value-type="float" office:value="66" calcext:value-type="float">
            <text:p><text:s/>6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836" calcext:value-type="float">
            <text:p><text:s/>12,836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35" calcext:value-type="float">
            <text:p><text:s/>11,9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54" calcext:value-type="float">
            <text:p><text:s/>354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41" calcext:value-type="float">
            <text:p><text:s/>34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420" calcext:value-type="float">
            <text:p><text:s/>2,420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60" calcext:value-type="float">
            <text:p><text:s/>2,3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6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603" calcext:value-type="float">
            <text:p><text:s/>16,603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622" calcext:value-type="float">
            <text:p><text:s/>15,6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002" calcext:value-type="float">
            <text:p><text:s/>6,002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595" calcext:value-type="float">
            <text:p><text:s/>5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5214" calcext:value-type="float">
            <text:p><text:s/>5,2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05" calcext:value-type="float">
            <text:p><text:s/>1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99" calcext:value-type="float">
            <text:p><text:s/>99 </text:p>
          </table:table-cell>
          <table:table-cell table:style-name="ce31" office:value-type="float" office:value="88" calcext:value-type="float">
            <text:p><text:s/>88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1310" calcext:value-type="float">
            <text:p><text:s/>31,310 </text:p>
          </table:table-cell>
          <table:table-cell table:style-name="ce31" office:value-type="float" office:value="130" calcext:value-type="float">
            <text:p><text:s/>130 </text:p>
          </table:table-cell>
          <table:table-cell table:style-name="ce31" office:value-type="float" office:value="3554" calcext:value-type="float">
            <text:p><text:s/>3,55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192" calcext:value-type="float">
            <text:p><text:s/>27,19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413" calcext:value-type="float">
            <text:p><text:s/>41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211" calcext:value-type="float">
            <text:p><text:s/>211 </text:p>
          </table:table-cell>
          <table:table-cell table:style-name="ce31" office:value-type="float" office:value="151" calcext:value-type="float">
            <text:p><text:s/>151 </text:p>
          </table:table-cell>
          <table:table-cell table:style-name="ce31" office:value-type="float" office:value="60" calcext:value-type="float">
            <text:p><text:s/>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49" calcext:value-type="float">
            <text:p><text:s/>15,749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8" calcext:value-type="float">
            <text:p><text:s/>12,18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252" calcext:value-type="float">
            <text:p><text:s/>18,252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529" calcext:value-type="float">
            <text:p><text:s/>14,5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83" calcext:value-type="float">
            <text:p><text:s/>8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8618" calcext:value-type="float">
            <text:p><text:s/>78,618 </text:p>
          </table:table-cell>
          <table:table-cell table:style-name="ce30" office:value-type="float" office:value="445" calcext:value-type="float">
            <text:p><text:s/>445 </text:p>
          </table:table-cell>
          <table:table-cell table:style-name="ce30" office:value-type="float" office:value="6593" calcext:value-type="float">
            <text:p><text:s/>6,59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1140" calcext:value-type="float">
            <text:p><text:s/>71,14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1" calcext:value-type="float">
            <text:p><text:s/>71 </text:p>
          </table:table-cell>
          <table:table-cell table:style-name="ce30" office:value-type="float" office:value="562" calcext:value-type="float">
            <text:p><text:s/>56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8" calcext:value-type="float">
            <text:p><text:s/>198 </text:p>
          </table:table-cell>
          <table:table-cell table:style-name="ce30" office:value-type="float" office:value="499" calcext:value-type="float">
            <text:p><text:s/>499 </text:p>
          </table:table-cell>
          <table:table-cell table:style-name="ce30" office:value-type="float" office:value="323" calcext:value-type="float">
            <text:p><text:s/>323 </text:p>
          </table:table-cell>
          <table:table-cell table:style-name="ce30" office:value-type="float" office:value="176" calcext:value-type="float">
            <text:p><text:s/>176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0681" calcext:value-type="float">
            <text:p><text:s/>90,681 </text:p>
          </table:table-cell>
          <table:table-cell table:style-name="ce30" office:value-type="float" office:value="329" calcext:value-type="float">
            <text:p><text:s/>32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89451" calcext:value-type="float">
            <text:p><text:s/>89,45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7" calcext:value-type="float">
            <text:p><text:s/>37 </text:p>
          </table:table-cell>
          <table:table-cell table:style-name="ce30" office:value-type="float" office:value="817" calcext:value-type="float">
            <text:p><text:s/>81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0" calcext:value-type="float">
            <text:p><text:s/>100 </text:p>
          </table:table-cell>
          <table:table-cell table:style-name="ce30" office:value-type="float" office:value="605" calcext:value-type="float">
            <text:p><text:s/>605 </text:p>
          </table:table-cell>
          <table:table-cell table:style-name="ce30" office:value-type="float" office:value="413" calcext:value-type="float">
            <text:p><text:s/>413 </text:p>
          </table:table-cell>
          <table:table-cell table:style-name="ce30" office:value-type="float" office:value="192" calcext:value-type="float">
            <text:p><text:s/>19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184" calcext:value-type="float">
            <text:p><text:s/>2,18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56" calcext:value-type="float">
            <text:p><text:s/>1,75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" calcext:value-type="float">
            <text:p><text:s/>1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1" calcext:value-type="float">
            <text:p><text:s/>11 </text:p>
          </table:table-cell>
          <table:table-cell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" calcext:value-type="float">
            <text:p><text:s/>1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39" calcext:value-type="float">
            <text:p><text:s/>1,73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22" calcext:value-type="float">
            <text:p><text:s/>1,7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5" calcext:value-type="float">
            <text:p><text:s/>4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72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4"/>
          <table:covered-table-cell table:style-name="ce70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9-12-15T09:32:40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